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te:05-06-2025</text:span></text:p>
      <text:p text:style-name="P1"><text:span text:style-name="T1">assignment 2:creation of war file and deployment on JENKINS SLAVE</text:span></text:p>
      <text:p text:style-name="P1"><text:span text:style-name="T2"/></text:p>
      <text:p text:style-name="P2"><text:span text:style-name="T3">1. create a new job free style project and do project settings</text:span></text:p>
      <text:p text:style-name="P3"><draw:frame text:anchor-type="as-char" svg:width="146.47mm" svg:height="82.34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3"><text:span text:style-name="T5">2.restricting the project to run on jenkins slave1 as shwon in ss and creating custom workspace for cloning git repo</text:span></text:p>
      <text:p text:style-name="P4"><text:span text:style-name="T6">(note:same job is used to run on slave 2 only in step 2 restrict the project to run on slave-2)</text:span><text:span text:style-name="T7"/></text:p>
      <text:p text:style-name="P5"><draw:frame text:anchor-type="as-char" svg:width="146.47mm" svg:height="82.34mm" style:rel-width="scale" style:rel-height="scale"><draw:object-ole xlink:href="OleObj2"/><draw:image xlink:href="ObjectReplacements/OleObj2"/></draw:frame><text:span text:style-name="T8"/></text:p>
      <text:p text:style-name="P5"><text:span text:style-name="T8"/></text:p>
      <text:p text:style-name="P5"><text:span text:style-name="T9">3. copy url of git repo</text:span></text:p>
      <text:p text:style-name="P5"><draw:frame text:anchor-type="as-char" svg:width="146.47mm" svg:height="82.34mm" style:rel-width="scale" style:rel-height="scale"><draw:object-ole xlink:href="OleObj3"/><draw:image xlink:href="ObjectReplacements/OleObj3"/></draw:frame><text:span text:style-name="T10"/></text:p>
      <text:p text:style-name="P5"><text:span text:style-name="T10"/></text:p>
      <text:p text:style-name="P5"><text:span text:style-name="T11">4. delete workspace before build start</text:span></text:p>
      <text:p text:style-name="P5"><draw:frame text:anchor-type="as-char" svg:width="146.47mm" svg:height="82.34mm" style:rel-width="scale" style:rel-height="scale"><draw:object-ole xlink:href="OleObj4"/><draw:image xlink:href="ObjectReplacements/OleObj4"/></draw:frame><text:span text:style-name="T12"/></text:p>
      <text:p text:style-name="P5"><text:span text:style-name="T12"/></text:p>
      <text:p text:style-name="P5"><text:span text:style-name="T13">5. clean the maven local repo by executing shell commands and build with maven</text:span></text:p>
      <text:p text:style-name="P5"><draw:frame text:anchor-type="as-char" svg:width="146.47mm" svg:height="82.34mm" style:rel-width="scale" style:rel-height="scale"><draw:object-ole xlink:href="OleObj5"/><draw:image xlink:href="ObjectReplacements/OleObj5"/></draw:frame><text:span text:style-name="T14"/></text:p>
      <text:p text:style-name="P5"><text:span text:style-name="T14"/></text:p>
      <text:p text:style-name="P5"><text:span text:style-name="T14">6.in build step execute shell commands</text:span></text:p>
      <text:p text:style-name="P5"><draw:frame text:anchor-type="as-char" svg:width="146.47mm" svg:height="82.34mm" style:rel-width="scale" style:rel-height="scale"><draw:object-ole xlink:href="OleObj6"/><draw:image xlink:href="ObjectReplacements/OleObj6"/></draw:frame><text:span text:style-name="T14"/></text:p>
      <text:p text:style-name="P5"><text:span text:style-name="T14"/></text:p>
      <text:p text:style-name="P5"><text:span text:style-name="T15">7. hence your war file is deployed on slave 1 and 2 and up and running</text:span></text:p>
      <text:p text:style-name="P5"><draw:frame text:anchor-type="as-char" svg:width="146.47mm" svg:height="82.34mm" style:rel-width="scale" style:rel-height="scale"><draw:object-ole xlink:href="OleObj7"/><draw:image xlink:href="ObjectReplacements/OleObj7"/></draw:frame><text:span text:style-name="T16"/></text:p>
      <text:p text:style-name="P5"><draw:frame text:anchor-type="as-char" svg:width="146.47mm" svg:height="82.34mm" style:rel-width="scale" style:rel-height="scale"><draw:object-ole xlink:href="OleObj8"/><draw:image xlink:href="ObjectReplacements/OleObj8"/></draw:frame><text:span text:style-name="T16"/></text:p>
      <text:p text:style-name="P5"><text:span text:style-name="T16">(note:same job is used to run slave 2 only in step 2 restrict the project to run on slave-2)</text:span></text:p>
      <text:p text:style-name="P5"><text:span text:style-name="T17">assignment done</text:span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5"><text:span text:style-name="T18"/></text:p>
      <text:p text:style-name="P6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